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3.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37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svg:stroke-color="#ea7500" draw:fill-color="#ff8000" draw:textarea-horizontal-align="justify" draw:textarea-vertical-align="middle" draw:auto-grow-height="false" fo:min-height="1.05cm" fo:min-width="3.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8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4.1cm" svg:height="1.3cm" svg:x="7.999cm" svg:y="2.4cm">
          <text:p text:style-name="P1">int_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4.1cm" svg:height="1.3cm" svg:x="8cm" svg:y="5.4cm">
          <text:p text:style-name="P1">int_pointer_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4.1cm" svg:height="1.3cm" svg:x="8cm" svg:y="6.9cm">
          <text:p text:style-name="P1">int_pointer_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4.1cm" svg:height="1.3cm" svg:x="8cm" svg:y="8.4cm">
          <text:p text:style-name="P1">int_pointer_p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513cm" svg:height="0.962cm" svg:x="8.699cm" svg:y="1.4cm">
          <draw:text-box>
            <text:p>„Stack“</text:p>
          </draw:text-box>
        </draw:frame>
        <draw:custom-shape draw:style-name="gr1" draw:text-style-name="P1" xml:id="id4" draw:id="id4" draw:layer="layout" svg:width="4.1cm" svg:height="1.3cm" svg:x="8cm" svg:y="4cm">
          <text:p text:style-name="P1">int_pointer_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2.437cm" svg:height="0.962cm" svg:x="8.801cm" svg:y="13.2cm">
          <draw:text-box>
            <text:p>„Heap“</text:p>
          </draw:text-box>
        </draw:frame>
        <draw:connector draw:style-name="gr4" draw:text-style-name="P3" draw:layer="layout" draw:line-skew="1.699cm" svg:x1="12.1cm" svg:y1="6.05cm" svg:x2="12.099cm" svg:y2="3.05cm" draw:start-shape="id1" draw:start-glue-point="1" draw:end-shape="id2" draw:end-glue-point="1" svg:d="M12100 6050h2200v-3000h-2201" svg:viewBox="0 0 2202 3001">
          <text:p/>
        </draw:connector>
        <draw:custom-shape draw:style-name="gr5" draw:text-style-name="P4" xml:id="id5" draw:id="id5" draw:layer="layout" svg:width="4.1cm" svg:height="1.3cm" svg:x="8.1cm" svg:y="14.3cm">
          <text:p text:style-name="P1">Value = 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line-skew="-0.699cm" svg:x1="8cm" svg:y1="9.05cm" svg:x2="8cm" svg:y2="4.65cm" draw:start-shape="id3" draw:start-glue-point="3" draw:end-shape="id4" draw:end-glue-point="3" svg:d="M8000 9050h-1200v-4400h1200" svg:viewBox="0 0 1201 4401">
          <text:p/>
        </draw:connector>
        <draw:connector draw:style-name="gr4" draw:text-style-name="P3" draw:layer="layout" svg:x1="12.1cm" svg:y1="4.65cm" svg:x2="12.2cm" svg:y2="14.95cm" draw:start-shape="id4" draw:start-glue-point="1" draw:end-shape="id5" draw:end-glue-point="1" svg:d="M12100 4650h601v10300h-501" svg:viewBox="0 0 602 10301">
          <text:p/>
        </draw:connector>
        <draw:connector draw:style-name="gr4" draw:text-style-name="P3" draw:layer="layout" draw:line-skew="-1.599cm" svg:x1="8cm" svg:y1="7.55cm" svg:x2="8.1cm" svg:y2="14.95cm" draw:start-shape="id6" draw:start-glue-point="3" draw:end-shape="id5" draw:end-glue-point="3" svg:d="M8000 7550h-2100v7400h2200" svg:viewBox="0 0 2201 74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21T10:59:32.065000000</meta:creation-date>
    <dc:date>2019-08-21T14:57:22.041000000</dc:date>
    <meta:editing-duration>PT13M34S</meta:editing-duration>
    <meta:editing-cycles>14</meta:editing-cycles>
    <meta:generator>LibreOffice/6.3.0.4$Windows_X86_64 LibreOffice_project/057fc023c990d676a43019934386b85b21a9ee99</meta:generator>
    <meta:document-statistic meta:object-count="12"/>
  </office:meta>
</office:document-meta>
</file>